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ac69d" style:text-blinking="false" fo:background-color="transparent"/>
    </style:style>
    <style:style style:name="P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c661a" style:text-blinking="false" fo:background-color="transparent"/>
    </style:style>
    <style:style style:name="P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e8fd4" style:text-blinking="false" fo:background-color="transparent"/>
    </style:style>
    <style:style style:name="P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cd754" style:text-blinking="false" fo:background-color="transparent" style:font-style-asian="normal" style:font-style-complex="normal"/>
    </style:style>
    <style:style style:name="P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e8fd4" style:text-blinking="false" fo:background-color="transparent" style:font-style-asian="normal" style:font-style-complex="normal"/>
    </style:style>
    <style:style style:name="P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200fea" style:text-blinking="false" fo:background-color="transparent" style:font-style-asian="normal" style:font-style-complex="normal"/>
    </style:style>
    <style:style style:name="P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21e2ee" style:text-blinking="false" fo:background-color="transparent" style:font-style-asian="normal" style:font-style-complex="normal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9b89b" style:text-blinking="false" fo:background-color="transparent" style:font-weight-asian="bold" style:font-weight-complex="bold"/>
    </style:style>
    <style:style style:name="P1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9b89b" style:text-blinking="false" fo:background-color="transparent" style:font-weight-asian="bold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ac69d" style:text-blinking="false" fo:background-color="transparent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c661a" style:text-blinking="false" fo:background-color="transparent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cd754" style:text-blinking="false" fo:background-color="transparent" style:font-weight-asian="bold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e8fd4" style:text-blinking="false" fo:background-color="transparent" style:font-weight-asian="bold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00fea" style:text-blinking="false" fo:background-color="transparent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1e2ee" style:text-blinking="false" fo:background-color="transparent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1e892" style:text-blinking="false" fo:background-color="transparent" style:font-weight-asian="bold" style:font-weight-complex="bold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78025" style:text-blinking="false" fo:background-color="transparent" style:font-weight-asian="bold" style:font-weight-complex="bold"/>
    </style:style>
    <style:style style:name="P20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19b89b" style:text-blinking="false" fo:background-color="transparent" style:font-weight-asian="bold" style:font-weight-complex="bold"/>
    </style:style>
    <style:style style:name="P2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1ac69d" style:text-blinking="false" fo:background-color="transparent" style:font-weight-asian="bold" style:font-weight-complex="bold"/>
    </style:style>
    <style:style style:name="P2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1c661a" style:text-blinking="false" fo:background-color="transparent" style:font-weight-asian="bold" style:font-weight-complex="bold"/>
    </style:style>
    <style:style style:name="P2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1e8fd4" style:text-blinking="false" fo:background-color="transparent" style:font-weight-asian="bold" style:font-weight-complex="bold"/>
    </style:style>
    <style:style style:name="P2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200fea" style:text-blinking="false" fo:background-color="transparent" style:font-weight-asian="bold" style:font-weight-complex="bold"/>
    </style:style>
    <style:style style:name="P2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21e892" style:text-blinking="false" fo:background-color="transparent" style:font-weight-asian="bold" style:font-weight-complex="bold"/>
    </style:style>
    <style:style style:name="P2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225b85" style:text-blinking="false" fo:background-color="transparent" style:font-weight-asian="bold" style:font-weight-complex="bold"/>
    </style:style>
    <style:style style:name="P2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c661a" officeooo:paragraph-rsid="001c661a" style:text-blinking="false" fo:background-color="transparent" style:font-weight-asian="bold" style:font-weight-complex="bold"/>
    </style:style>
    <style:style style:name="P2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ac69d" officeooo:paragraph-rsid="001e8fd4" style:text-blinking="false" fo:background-color="transparent" style:font-weight-asian="bold" style:font-weight-complex="bold"/>
    </style:style>
    <style:style style:name="P2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1cd754" style:text-blinking="false" fo:background-color="transparent" style:font-style-asian="normal" style:font-weight-asian="bold" style:font-style-complex="normal" style:font-weight-complex="bold"/>
    </style:style>
    <style:style style:name="P30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1e8fd4" style:text-blinking="false" fo:background-color="transparent" style:font-style-asian="normal" style:font-weight-asian="bold" style:font-style-complex="normal" style:font-weight-complex="bold"/>
    </style:style>
    <style:style style:name="P3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200fea" style:text-blinking="false" fo:background-color="transparent" style:font-style-asian="normal" style:font-weight-asian="bold" style:font-style-complex="normal" style:font-weight-complex="bold"/>
    </style:style>
    <style:style style:name="P3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21e2ee" style:text-blinking="false" fo:background-color="transparent" style:font-style-asian="normal" style:font-weight-asian="bold" style:font-style-complex="normal" style:font-weight-complex="bold"/>
    </style:style>
    <style:style style:name="P3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21e892" style:text-blinking="false" fo:background-color="transparent" style:font-style-asian="normal" style:font-weight-asian="bold" style:font-style-complex="normal" style:font-weight-complex="bold"/>
    </style:style>
    <style:style style:name="P3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225b85" style:text-blinking="false" fo:background-color="transparent" style:font-style-asian="normal" style:font-weight-asian="bold" style:font-style-complex="normal" style:font-weight-complex="bold"/>
    </style:style>
    <style:style style:name="P3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ac69d" officeooo:paragraph-rsid="0021e2ee" style:text-blinking="false" fo:background-color="transparent" style:font-style-asian="normal" style:font-weight-asian="bold" style:font-style-complex="normal" style:font-weight-complex="bold"/>
    </style:style>
    <style:style style:name="P3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ac69d" officeooo:paragraph-rsid="0021e892" style:text-blinking="false" fo:background-color="transparent" style:font-style-asian="normal" style:font-weight-asian="bold" style:font-style-complex="normal" style:font-weight-complex="bold"/>
    </style:style>
    <style:style style:name="P3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1e2ee" officeooo:paragraph-rsid="0021e2ee" style:text-blinking="false" fo:background-color="transparent" style:font-style-asian="normal" style:font-style-complex="normal"/>
    </style:style>
    <style:style style:name="P3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1e2ee" officeooo:paragraph-rsid="0021e892" style:text-blinking="false" fo:background-color="transparent" style:font-style-asian="normal" style:font-style-complex="normal"/>
    </style:style>
    <style:style style:name="P3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1e892" officeooo:paragraph-rsid="0021e892" style:text-blinking="false" fo:background-color="transparent" style:font-style-asian="normal" style:font-style-complex="normal"/>
    </style:style>
    <style:style style:name="P40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1e892" officeooo:paragraph-rsid="00225b85" style:text-blinking="false" fo:background-color="transparent" style:font-style-asian="normal" style:font-style-complex="normal"/>
    </style:style>
    <style:style style:name="P4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1ac69d" officeooo:paragraph-rsid="001c661a" style:text-blinking="false" fo:background-color="transparent" style:font-weight-asian="bold" style:font-weight-complex="bold"/>
    </style:style>
    <style:style style:name="P4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21e2ee" officeooo:paragraph-rsid="0021e2ee" style:text-blinking="false" fo:background-color="transparent" style:font-style-asian="normal" style:font-weight-asian="bold" style:font-style-complex="normal" style:font-weight-complex="bold"/>
    </style:style>
    <style:style style:name="P4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21e2ee" officeooo:paragraph-rsid="0021e892" style:text-blinking="false" fo:background-color="transparent" style:font-style-asian="normal" style:font-weight-asian="bold" style:font-style-complex="normal" style:font-weight-complex="bold"/>
    </style:style>
    <style:style style:name="P4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21e892" officeooo:paragraph-rsid="0021e892" style:text-blinking="false" fo:background-color="transparent" style:font-style-asian="normal" style:font-weight-asian="bold" style:font-style-complex="normal" style:font-weight-complex="bold"/>
    </style:style>
    <style:style style:name="P4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21e892" officeooo:paragraph-rsid="00225b85" style:text-blinking="false" fo:background-color="transparent" style:font-style-asian="normal" style:font-weight-asian="bold" style:font-style-complex="normal" style:font-weight-complex="bold"/>
    </style:style>
    <style:style style:name="P46" style:family="paragraph" style:parent-style-name="Text_20_body">
      <style:text-properties fo:font-weight="bold" officeooo:paragraph-rsid="00278025" style:font-weight-asian="bold" style:font-weight-complex="bold"/>
    </style:style>
    <style:style style:name="P47" style:family="paragraph" style:parent-style-name="Text_20_body">
      <style:text-properties officeooo:paragraph-rsid="00278025"/>
    </style:style>
    <style:style style:name="P4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9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cd754" style:text-blinking="false" fo:background-color="transparent"/>
    </style:style>
    <style:style style:name="P50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78025" style:text-blinking="false" fo:background-color="transparent"/>
    </style:style>
    <style:style style:name="P51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7af4f" style:text-blinking="false" fo:background-color="transparent"/>
    </style:style>
    <style:style style:name="P5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b89b" style:text-blinking="false" fo:background-color="transparent"/>
    </style:style>
    <style:style style:name="P5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b89b" style:text-blinking="false" fo:background-color="transparent"/>
    </style:style>
    <style:style style:name="P5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c661a" style:text-blinking="false" fo:background-color="transparent"/>
    </style:style>
    <style:style style:name="P5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ac69d" style:text-blinking="false" fo:background-color="transparent"/>
    </style:style>
    <style:style style:name="P5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cd754" style:text-blinking="false" fo:background-color="transparent"/>
    </style:style>
    <style:style style:name="P5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0fea" style:text-blinking="false" fo:background-color="transparent"/>
    </style:style>
    <style:style style:name="P60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1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ac69d" style:text-blinking="false" fo:background-color="transparent"/>
    </style:style>
    <style:style style:name="P62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8fd4" style:text-blinking="false" fo:background-color="transparent"/>
    </style:style>
    <style:style style:name="P63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0fea" style:text-blinking="false" fo:background-color="transparent"/>
    </style:style>
    <style:style style:name="P64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e2ee" style:text-blinking="false" fo:background-color="transparent"/>
    </style:style>
    <style:style style:name="P65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ac69d" style:text-blinking="false" fo:background-color="transparent"/>
    </style:style>
    <style:style style:name="P66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c661a" style:text-blinking="false" fo:background-color="transparent"/>
    </style:style>
    <style:style style:name="P67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c661a" style:text-blinking="false" fo:background-color="transparent"/>
    </style:style>
    <style:style style:name="P68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8fd4" style:text-blinking="false" fo:background-color="transparent"/>
    </style:style>
    <style:style style:name="P69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8fd4" style:text-blinking="false" fo:background-color="transparent"/>
    </style:style>
    <style:style style:name="P70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e892" style:text-blinking="false" fo:background-color="transparent"/>
    </style:style>
    <style:style style:name="P71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8fd4" style:text-blinking="false" fo:background-color="transparent"/>
    </style:style>
    <style:style style:name="P72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8fd4" style:text-blinking="false" fo:background-color="transparent"/>
    </style:style>
    <style:style style:name="P73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25b85" style:text-blinking="false" fo:background-color="transparent"/>
    </style:style>
    <style:style style:name="P74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0fea" style:text-blinking="false" fo:background-color="transparent"/>
    </style:style>
    <style:style style:name="P75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e892" style:text-blinking="false" fo:background-color="transparent"/>
    </style:style>
    <style:style style:name="P76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e892" style:text-blinking="false" fo:background-color="transparent"/>
    </style:style>
    <style:style style:name="P77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25b85" style:text-blinking="false" fo:background-color="transparent"/>
    </style:style>
    <style:style style:name="P78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9b89b" style:text-blinking="false" fo:background-color="transparent"/>
    </style:style>
    <style:style style:name="P79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c661a" style:text-blinking="false" fo:background-color="transparent"/>
    </style:style>
    <style:style style:name="P80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e8fd4" style:text-blinking="false" fo:background-color="transparent"/>
    </style:style>
    <style:style style:name="P81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21e892" style:text-blinking="false" fo:background-color="transparent"/>
    </style:style>
    <style:style style:name="P82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c69d" officeooo:paragraph-rsid="001ac69d" style:text-blinking="false" fo:background-color="transparent"/>
    </style:style>
    <style:style style:name="P83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c69d" officeooo:paragraph-rsid="001c661a" style:text-blinking="false" fo:background-color="transparent"/>
    </style:style>
    <style:style style:name="P84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c69d" officeooo:paragraph-rsid="001e8fd4" style:text-blinking="false" fo:background-color="transparent"/>
    </style:style>
    <style:style style:name="P85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c69d" officeooo:paragraph-rsid="00200fea" style:text-blinking="false" fo:background-color="transparent"/>
    </style:style>
    <style:style style:name="P8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c69d" officeooo:paragraph-rsid="0021e2ee" style:text-blinking="false" fo:background-color="transparent"/>
    </style:style>
    <style:style style:name="P8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c661a" style:text-blinking="false" fo:background-color="transparent" style:font-style-asian="normal" style:font-style-complex="normal"/>
    </style:style>
    <style:style style:name="P8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78025" style:text-blinking="false"/>
    </style:style>
    <style:style style:name="P89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90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ac69d" style:text-blinking="false"/>
    </style:style>
    <style:style style:name="P9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cd754" style:text-blinking="false"/>
    </style:style>
    <style:style style:name="P9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1cd754" style:text-blinking="false" fo:background-color="transparent" style:font-style-asian="normal" style:font-weight-asian="bold" style:font-style-complex="normal" style:font-weight-complex="bold"/>
    </style:style>
    <style:style style:name="P9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1cd754" style:text-blinking="false" fo:background-color="transparent" style:font-weight-asian="bold" style:font-weight-complex="bold"/>
    </style:style>
    <style:style style:name="P9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1ac69d" style:text-blinking="false" fo:background-color="transparent" style:font-weight-asian="bold" style:font-weight-complex="bold"/>
    </style:style>
    <style:style style:name="P95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1ac69d" officeooo:paragraph-rsid="001ac69d" style:text-blinking="false" fo:background-color="transparent"/>
    </style:style>
    <style:style style:name="P9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1e8fd4" officeooo:paragraph-rsid="001e8fd4" style:text-blinking="false" fo:background-color="transparent"/>
    </style:style>
    <style:style style:name="P97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italic" style:text-underline-style="none" fo:font-weight="normal" officeooo:rsid="001ac69d" officeooo:paragraph-rsid="001c661a" style:text-blinking="false" fo:background-color="transparent" style:font-style-asian="italic" style:font-style-complex="italic"/>
    </style:style>
    <style:style style:name="P98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officeooo:paragraph-rsid="0019b89b"/>
    </style:style>
    <style:style style:name="P99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officeooo:paragraph-rsid="001ac69d"/>
    </style:style>
    <style:style style:name="P100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officeooo:paragraph-rsid="001c661a"/>
    </style:style>
    <style:style style:name="P101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officeooo:paragraph-rsid="00200fea"/>
    </style:style>
    <style:style style:name="P102" style:family="paragraph" style:parent-style-name="Text_20_body" style:list-style-name="L10">
      <style:paragraph-properties fo:margin-top="0cm" fo:margin-bottom="0cm" loext:contextual-spacing="false" fo:line-height="138%" style:writing-mode="lr-tb"/>
      <style:text-properties officeooo:paragraph-rsid="001e8fd4"/>
    </style:style>
    <style:style style:name="P103" style:family="paragraph" style:parent-style-name="Text_20_body" style:list-style-name="L10">
      <style:paragraph-properties fo:margin-top="0cm" fo:margin-bottom="0cm" loext:contextual-spacing="false" fo:line-height="138%" style:writing-mode="lr-tb"/>
      <style:text-properties officeooo:paragraph-rsid="0021e892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cd754" fo:background-color="transparent" loext:char-shading-value="0"/>
    </style:style>
    <style:style style:name="T3" style:family="text">
      <style:text-properties officeooo:rsid="00278025" fo:background-color="transparent" loext:char-shading-value="0"/>
    </style:style>
    <style:style style:name="T4" style:family="text">
      <style:text-properties officeooo:rsid="001ac69d" fo:background-color="transparent" loext:char-shading-value="0"/>
    </style:style>
    <style:style style:name="T5" style:family="text">
      <style:text-properties fo:font-size="6.59999990463257pt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c69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661a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8fd4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0fea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e892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1e2ee" style:text-blinking="false" fo:background-color="transparent" loext:char-shading-value="0" style:font-style-asian="normal" style:font-style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1e892" style:text-blinking="false" fo:background-color="transparent" loext:char-shading-value="0" style:font-style-asian="normal" style:font-style-complex="normal"/>
    </style:style>
    <style:style style:name="T15" style:family="text">
      <style:text-properties officeooo:rsid="0019b89b"/>
    </style:style>
    <style:style style:name="T16" style:family="text">
      <style:text-properties officeooo:rsid="001ac69d"/>
    </style:style>
    <style:style style:name="T17" style:family="text">
      <style:text-properties style:text-position="sub 58%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style="italic" style:font-style-asian="italic" style:font-style-complex="italic"/>
    </style:style>
    <style:style style:name="T20" style:family="text">
      <style:text-properties style:text-position="0% 100%" fo:font-style="italic" officeooo:rsid="00200fea" style:font-style-asian="italic" style:font-style-complex="italic"/>
    </style:style>
    <style:style style:name="T21" style:family="text">
      <style:text-properties style:text-position="0% 100%" officeooo:rsid="001e8fd4"/>
    </style:style>
    <style:style style:name="T22" style:family="text">
      <style:text-properties style:text-position="0% 100%" officeooo:rsid="00200fea"/>
    </style:style>
    <style:style style:name="T23" style:family="text">
      <style:text-properties style:text-position="0% 100%" officeooo:rsid="0021e2ee"/>
    </style:style>
    <style:style style:name="T24" style:family="text">
      <style:text-properties style:text-position="0% 100%" officeooo:rsid="0021e2ee" style:font-style-asian="normal" style:font-style-complex="normal"/>
    </style:style>
    <style:style style:name="T25" style:family="text">
      <style:text-properties style:text-position="0% 100%" officeooo:rsid="0021e892" style:font-style-asian="normal" style:font-style-complex="normal"/>
    </style:style>
    <style:style style:name="T26" style:family="text">
      <style:text-properties style:text-position="0% 100%" officeooo:rsid="0021e892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1ac69d" style:font-style-asian="italic" style:font-style-complex="italic"/>
    </style:style>
    <style:style style:name="T29" style:family="text">
      <style:text-properties fo:font-style="italic" officeooo:rsid="00200fea" style:font-style-asian="italic" style:font-style-complex="italic"/>
    </style:style>
    <style:style style:name="T30" style:family="text">
      <style:text-properties fo:font-style="italic" fo:background-color="transparent" loext:char-shading-value="0" style:font-style-asian="italic" style:font-style-complex="italic"/>
    </style:style>
    <style:style style:name="T31" style:family="text">
      <style:text-properties fo:font-style="italic" officeooo:rsid="001ac69d" fo:background-color="transparent" loext:char-shading-value="0" style:font-style-asian="italic" style:font-style-complex="italic"/>
    </style:style>
    <style:style style:name="T32" style:family="text">
      <style:text-properties officeooo:rsid="001c661a"/>
    </style:style>
    <style:style style:name="T33" style:family="text">
      <style:text-properties officeooo:rsid="001ac69d" style:font-style-asian="normal" style:font-style-complex="normal"/>
    </style:style>
    <style:style style:name="T34" style:family="text">
      <style:text-properties officeooo:rsid="001cd754"/>
    </style:style>
    <style:style style:name="T35" style:family="text">
      <style:text-properties officeooo:rsid="001e8fd4"/>
    </style:style>
    <style:style style:name="T36" style:family="text">
      <style:text-properties officeooo:rsid="00200fea"/>
    </style:style>
    <style:style style:name="T37" style:family="text">
      <style:text-properties officeooo:rsid="0021e2ee"/>
    </style:style>
    <style:style style:name="T38" style:family="text">
      <style:text-properties officeooo:rsid="0021e892"/>
    </style:style>
    <style:style style:name="T39" style:family="text">
      <style:text-properties officeooo:rsid="00225b85"/>
    </style:style>
    <style:style style:name="T40" style:family="text">
      <style:text-properties officeooo:rsid="0027af4f"/>
    </style:style>
    <style:style style:name="T41" style:family="text">
      <style:text-properties fo:font-weight="normal" officeooo:rsid="0021e2ee" style:font-weight-asian="normal" style:font-weight-complex="normal"/>
    </style:style>
    <style:style style:name="T42" style:family="text">
      <style:text-properties fo:font-weight="normal" officeooo:rsid="0029b4fe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docs-internal-guid-4e424c15-7fff-4b97-5482-9a5d18544d6a"/>Transacción A<text:span text:style-name="T35">l</text:span>ta en la entidad Productos</text:p>
      <text:p text:style-name="P9">Inicio-ts</text:p>
      <text:list xml:id="list3819615263" text:style-name="L1">
        <text:list-item>
          <text:p text:style-name="P48">Ingresar los valores para los atributos de Productos.</text:p>
        </text:list-item>
        <text:list-item>
          <text:p text:style-name="P48">Grabar nupla en Productos</text:p>
        </text:list-item>
      </text:list>
      <text:p text:style-name="P9">fin-ts</text:p>
      <text:p text:style-name="P46"/>
      <text:p text:style-name="P19">Transacción Alta en la entidad PlantasMed</text:p>
      <text:p text:style-name="P19">Inicio-ts</text:p>
      <text:list xml:id="list122475130" text:style-name="L2">
        <text:list-item>
          <text:p text:style-name="P50">Ingresar los valores para los atributos de PlantasMed.</text:p>
        </text:list-item>
        <text:list-item>
          <text:p text:style-name="P50">Grabar nupla en PlantasMed.</text:p>
        </text:list-item>
        <text:list-item>
          <text:p text:style-name="P88"><text:span text:style-name="T1">Por cada relación R</text:span><text:span text:style-name="T5">i</text:span><text:span text:style-name="T1"> saliente /*</text:span><text:span text:style-name="T3">Total*/</text:span></text:p>
          <text:list>
            <text:list-item>
              <text:p text:style-name="P50">Generar la nupla correspondiente en Isa1</text:p>
            </text:list-item>
          </text:list>
        </text:list-item>
      </text:list>
      <text:p text:style-name="P19">fin-ts</text:p>
      <text:p text:style-name="P47"/>
      <text:p text:style-name="P9">Generar la nupla correspondiente en Isa1</text:p>
      <text:p text:style-name="P9">Inicio- ts</text:p>
      <text:p text:style-name="P1">Isa1 es <text:span text:style-name="T40">saliente</text:span> entonces p<text:span text:style-name="T40">m</text:span> es el <text:span text:style-name="T40">primer</text:span> componente de la nupla</text:p>
      <text:list xml:id="list3178463345" text:style-name="L3">
        <text:list-item>
          <text:p text:style-name="P51">Seleccionar el elemento p de la entidad P<text:span text:style-name="T40">roductos</text:span> según Isa1 <text:span text:style-name="T40">saliente</text:span></text:p>
        </text:list-item>
        <text:list-item>
          <text:p text:style-name="P52">Grabar la nupla generada (<text:span text:style-name="T40">pm</text:span>, p) en Isa1.</text:p>
        </text:list-item>
      </text:list>
      <text:p text:style-name="P9">fin-ts</text:p>
      <text:p text:style-name="Text_20_body"/>
      <text:p text:style-name="P9">Seleccionar el elemento <text:span text:style-name="T40">p</text:span> de la entidad P<text:span text:style-name="T40">roductos</text:span> según Isa1 <text:span text:style-name="T40">saliente</text:span>.</text:p>
      <text:p text:style-name="P9">inicio-ts</text:p>
      <text:list xml:id="list3680749684" text:style-name="L4">
        <text:list-item>
          <text:p text:style-name="P54">Buscar <text:span text:style-name="T40">p</text:span> en <text:span text:style-name="T40">Productos</text:span></text:p>
        </text:list-item>
        <text:list-item>
          <text:p text:style-name="P54">Si p no existe Alta en la entidad <text:span text:style-name="T40">Productos</text:span> </text:p>
        </text:list-item>
        <text:list-item>
          <text:p text:style-name="P54">sino /*p existe*/</text:p>
          <text:list>
            <text:list-item>
              <text:p text:style-name="P54">(1:1) Verificar que p no esta vinculado con ningún elemento de <text:span text:style-name="T39">PlantasMed</text:span></text:p>
              <text:list>
                <text:list-item>
                  <text:p text:style-name="P54">Si: falla; No: Ok.</text:p>
                </text:list-item>
              </text:list>
            </text:list-item>
          </text:list>
        </text:list-item>
        <text:list-item>
          <text:p text:style-name="P54">Retornar p</text:p>
        </text:list-item>
      </text:list>
      <text:p text:style-name="P9">fin-ts</text:p>
      <text:p text:style-name="Text_20_body"/>
      <text:p text:style-name="P9">Transacción Alta en la entidad RegistroPerdidas</text:p>
      <text:p text:style-name="P9">Inicio-ts</text:p>
      <text:list xml:id="list3954217965" text:style-name="L5">
        <text:list-item>
          <text:p text:style-name="P60">Ingresar los valores para los atributos de RegistroPerdidas.</text:p>
        </text:list-item>
        <text:list-item>
          <text:p text:style-name="P60">Grabar nupla en <text:span text:style-name="T15">RegistroPerdidas</text:span>.</text:p>
        </text:list-item>
        <text:list-item>
          <text:p text:style-name="P89"><text:span text:style-name="T1">Por cada relación R</text:span><text:span text:style-name="T5">i</text:span><text:span text:style-name="T1"> saliente</text:span></text:p>
          <text:list>
            <text:list-item>
              <text:p text:style-name="P60">Generar la nupla correspondiente en <text:span text:style-name="T15">Posee</text:span></text:p>
            </text:list-item>
          </text:list>
        </text:list-item>
      </text:list>
      <text:p text:style-name="P9">fin-ts</text:p>
      <text:p text:style-name="P9"/>
      <text:p text:style-name="P11">Generar la nupla correspondiente en <text:span text:style-name="T15">Posee</text:span></text:p>
      <text:p text:style-name="P10"><text:soft-page-break/>Inicio- ts</text:p>
      <text:list xml:id="list2911918368" text:style-name="L6">
        <text:list-item>
          <text:p text:style-name="P98"><text:span text:style-name="T7">Posee</text:span><text:span text:style-name="T6"> es </text:span><text:span text:style-name="T7">saliente</text:span><text:span text:style-name="T6"> entonces </text:span><text:span text:style-name="T7">rp</text:span><text:span text:style-name="T6"> es el </text:span><text:span text:style-name="T7">primer</text:span><text:span text:style-name="T6"> componente de la nupla</text:span></text:p>
        </text:list-item>
      </text:list>
      <text:list xml:id="list102014878275604" text:continue-list="list3178463345" text:style-name="L3">
        <text:list-item>
          <text:p text:style-name="P53">Seleccionar el elemento <text:span text:style-name="T15">p</text:span> de la entidad <text:span text:style-name="T15">Productos</text:span> según <text:span text:style-name="T15">Posee</text:span> <text:span text:style-name="T15">saliente</text:span>.</text:p>
        </text:list-item>
        <text:list-item>
          <text:p text:style-name="P78">Posee tiene dos atributos (CantidadProducto y PrecioPerdida) y se lo agrega a la nupla</text:p>
        </text:list-item>
        <text:list-item>
          <text:p text:style-name="P53">Grabar la nupla generada (<text:span text:style-name="T15">rp</text:span>, p) en <text:span text:style-name="T15">Posee</text:span>.</text:p>
        </text:list-item>
      </text:list>
      <text:p text:style-name="P10">Fin-ts</text:p>
      <text:p text:style-name="P10"/>
      <text:p text:style-name="P20">Seleccionar el elemento p de la entidad Productos según Posee saliente</text:p>
      <text:p text:style-name="P20">Inicio-ts</text:p>
      <text:list xml:id="list102013695697761" text:continue-list="list3680749684" text:style-name="L4">
        <text:list-item>
          <text:p text:style-name="P55">Buscar <text:span text:style-name="T15">p</text:span> en P<text:span text:style-name="T15">roductos</text:span></text:p>
        </text:list-item>
        <text:list-item>
          <text:p text:style-name="P55">Si p no existe Alta en la entidad P<text:span text:style-name="T15">roductos</text:span></text:p>
        </text:list-item>
        <text:list-item>
          <text:p text:style-name="P55">sino /*p existe*/</text:p>
          <text:list>
            <text:list-item>
              <text:p text:style-name="P55">(<text:span text:style-name="T16">n</text:span>:<text:span text:style-name="T16">m</text:span>) <text:span text:style-name="T16">p puede estar vinculado con varios RegistroPerdidas. Por lo tanto no se necesita verificar</text:span></text:p>
            </text:list-item>
          </text:list>
        </text:list-item>
        <text:list-item>
          <text:p text:style-name="P55">Retornar <text:span text:style-name="T16">p</text:span></text:p>
        </text:list-item>
      </text:list>
      <text:p text:style-name="P20">fin-ts</text:p>
      <text:p text:style-name="P20"/>
      <text:p text:style-name="P12">Transacción Alta en la entidad <text:span text:style-name="T16">Ventas</text:span></text:p>
      <text:p text:style-name="P12">Inicio-ts</text:p>
      <text:list xml:id="list102014492087785" text:continue-list="list3954217965" text:style-name="L5">
        <text:list-item>
          <text:p text:style-name="P61">Ingresar los valores para los atributos de <text:span text:style-name="T16">Ventas</text:span>.</text:p>
        </text:list-item>
        <text:list-item>
          <text:p text:style-name="P61">Grabar nupla en <text:span text:style-name="T16">Ventas</text:span>.</text:p>
        </text:list-item>
        <text:list-item>
          <text:p text:style-name="P90"><text:span text:style-name="T1">Por cada relación R</text:span><text:span text:style-name="T5">i</text:span><text:span text:style-name="T1"> saliente /</text:span><text:span text:style-name="T30">*</text:span><text:span text:style-name="T31">Totales*/</text:span></text:p>
          <text:list>
            <text:list-item>
              <text:p text:style-name="P61">Generar la nupla correspondiente en <text:span text:style-name="T16">Se_corresponde</text:span></text:p>
            </text:list-item>
          </text:list>
        </text:list-item>
        <text:list-item>
          <text:p text:style-name="P82">Por cada relacion R<text:span text:style-name="T17">i</text:span><text:span text:style-name="T18"> entrante /</text:span><text:span text:style-name="T19">*Suryectivas*/</text:span></text:p>
          <text:list>
            <text:list-item>
              <text:p text:style-name="P95">Generar la nupla correspondiente en Corresponde</text:p>
            </text:list-item>
          </text:list>
        </text:list-item>
      </text:list>
      <text:p text:style-name="P21">fin-ts</text:p>
      <text:p text:style-name="P2"/>
      <text:p text:style-name="P21">Generar la nupla correspondiente en <text:span text:style-name="T16">Se_corresponde</text:span></text:p>
      <text:p text:style-name="P12">Inicio- ts</text:p>
      <text:list xml:id="list102014445284307" text:continue-list="list2911918368" text:style-name="L6">
        <text:list-item>
          <text:p text:style-name="P99"><text:span text:style-name="T7">Posee</text:span><text:span text:style-name="T6"> es </text:span><text:span text:style-name="T7">saliente</text:span><text:span text:style-name="T6"> entonces </text:span><text:span text:style-name="T8">v</text:span><text:span text:style-name="T6"> es el </text:span><text:span text:style-name="T7">primer</text:span><text:span text:style-name="T6"> componente de la nupla</text:span></text:p>
        </text:list-item>
      </text:list>
      <text:list xml:id="list494044869" text:style-name="L7">
        <text:list-item>
          <text:p text:style-name="P65">Seleccionar el elemento <text:span text:style-name="T16">c</text:span> de la entidad <text:span text:style-name="T16">Clientes</text:span> según <text:span text:style-name="T16">Se_corresponde</text:span> <text:span text:style-name="T15">saliente</text:span>.</text:p>
        </text:list-item>
        <text:list-item>
          <text:p text:style-name="P65">Grabar la nupla generada (<text:span text:style-name="T16">v</text:span>, <text:span text:style-name="T16">c</text:span>) en <text:span text:style-name="T16">Se_corresponde</text:span>.</text:p>
        </text:list-item>
      </text:list>
      <text:p text:style-name="P21">Fin-ts</text:p>
      <text:p text:style-name="P2"/>
      <text:p text:style-name="P41">Generar la nupla correspondiente en Corresponde</text:p>
      <text:p text:style-name="P13">Inicio- ts</text:p>
      <text:list xml:id="list102014995355016" text:continue-list="list102014445284307" text:style-name="L6">
        <text:list-item>
          <text:p text:style-name="P100"><text:span text:style-name="T9">Corresponde</text:span><text:span text:style-name="T6"> es </text:span><text:span text:style-name="T9">entrante</text:span><text:span text:style-name="T6"> entonces </text:span><text:span text:style-name="T9">v</text:span><text:span text:style-name="T6"> es </text:span><text:span text:style-name="T9">la segunda</text:span><text:span text:style-name="T6"> componente de la nupla</text:span></text:p>
        </text:list-item>
      </text:list>
      <text:list xml:id="list4228916413" text:style-name="L8">
        <text:list-item>
          <text:p text:style-name="P66">Seleccionar el elemento <text:span text:style-name="T15">p</text:span> de la entidad <text:span text:style-name="T15">Productos</text:span> según <text:span text:style-name="T32">Corresponde</text:span> <text:span text:style-name="T15">saliente</text:span>.</text:p>
        </text:list-item>
        <text:list-item>
          <text:p text:style-name="P79"><text:span text:style-name="T32">Corresponde</text:span> tiene <text:span text:style-name="T32">tres</text:span> atributos (<text:span text:style-name="T32">Porcentaje, Cantidad</text:span> y Precio<text:span text:style-name="T32">Venta</text:span>) y se lo agrega a la nupla</text:p>
        </text:list-item>
        <text:list-item>
          <text:p text:style-name="P66">Grabar la nupla generada (<text:span text:style-name="T32">p</text:span>, <text:span text:style-name="T32">v</text:span>) en <text:span text:style-name="T32">Corresponde</text:span>.</text:p>
        </text:list-item>
      </text:list>
      <text:p text:style-name="P22"><text:soft-page-break/>Fin-ts</text:p>
      <text:p text:style-name="P2"/>
      <text:p text:style-name="P22">Seleccionar el elemento p de la entidad Productos según <text:span text:style-name="T32">Corresponde</text:span> saliente</text:p>
      <text:p text:style-name="P22">Inicio-ts</text:p>
      <text:list xml:id="list102013962354193" text:continue-list="list102013695697761" text:style-name="L4">
        <text:list-item>
          <text:p text:style-name="P56">Buscar <text:span text:style-name="T15">p</text:span> en P<text:span text:style-name="T15">roductos</text:span></text:p>
        </text:list-item>
        <text:list-item>
          <text:p text:style-name="P56">Si p no existe Alta en la entidad P<text:span text:style-name="T15">roductos</text:span></text:p>
        </text:list-item>
        <text:list-item>
          <text:p text:style-name="P56">sino /*p existe*/</text:p>
          <text:list>
            <text:list-item>
              <text:p text:style-name="P56">(<text:span text:style-name="T16">n</text:span>:<text:span text:style-name="T16">m</text:span>) <text:span text:style-name="T16">p puede estar vinculado con varios Ventas. Por lo tanto no se necesita verificar</text:span></text:p>
            </text:list-item>
          </text:list>
        </text:list-item>
        <text:list-item>
          <text:p text:style-name="P56">Retornar <text:span text:style-name="T16">p</text:span></text:p>
        </text:list-item>
      </text:list>
      <text:p text:style-name="P22">fin-ts</text:p>
      <text:p text:style-name="P3"/>
      <text:p text:style-name="P21">Seleccionar el elemento <text:span text:style-name="T16">c</text:span> de la entidad <text:span text:style-name="T16">Clientes</text:span> según <text:span text:style-name="T16">Se_corresponde</text:span> saliente</text:p>
      <text:p text:style-name="P21">Inicio-ts</text:p>
      <text:list xml:id="list102014637502067" text:continue-numbering="true" text:style-name="L4">
        <text:list-item>
          <text:p text:style-name="P57">Buscar <text:span text:style-name="T16">c</text:span> en <text:span text:style-name="T16">Clientes</text:span></text:p>
        </text:list-item>
        <text:list-item>
          <text:p text:style-name="P57">Si <text:span text:style-name="T16">c</text:span> no existe Alta en la entidad <text:span text:style-name="T16">Clientes /</text:span><text:span text:style-name="T28">*Proceso Recursivo*</text:span><text:span text:style-name="T33">/</text:span></text:p>
        </text:list-item>
        <text:list-item>
          <text:p text:style-name="P57">sino /*<text:span text:style-name="T16">c</text:span> existe*/</text:p>
          <text:list>
            <text:list-item>
              <text:p text:style-name="P57">(<text:span text:style-name="T16">n</text:span>:<text:span text:style-name="T16">1</text:span>) <text:span text:style-name="T16">c puede estar vinculado con varios Ventas. Por lo tanto no se necesita verificar</text:span></text:p>
            </text:list-item>
          </text:list>
        </text:list-item>
        <text:list-item>
          <text:p text:style-name="P57">Retornar <text:span text:style-name="T16">c</text:span></text:p>
        </text:list-item>
      </text:list>
      <text:p text:style-name="P21">fin-ts</text:p>
      <text:p text:style-name="P2"/>
      <text:p text:style-name="P21">Transacción Alta en la entidad <text:span text:style-name="T16">Clientes</text:span></text:p>
      <text:p text:style-name="P12">Inicio-ts</text:p>
      <text:list xml:id="list102014472993585" text:continue-list="list102014492087785" text:style-name="L5">
        <text:list-item>
          <text:p text:style-name="P61">Ingresar los valores para los atributos de <text:span text:style-name="T16">Clientes</text:span>.</text:p>
        </text:list-item>
        <text:list-item>
          <text:p text:style-name="P90"><text:span text:style-name="T1">Grabar nupla en </text:span><text:span text:style-name="T4">Clientes</text:span><text:span text:style-name="T1">.</text:span></text:p>
        </text:list-item>
        <text:list-item>
          <text:p text:style-name="P83">Por cada relacion R<text:span text:style-name="T17">i</text:span><text:span text:style-name="T18"> entrante /</text:span><text:span text:style-name="T19">*Suryectivas*/</text:span></text:p>
          <text:list>
            <text:list-item>
              <text:p text:style-name="P97">Generar la nupla correspondiente en Se_corresponde</text:p>
            </text:list-item>
          </text:list>
        </text:list-item>
      </text:list>
      <text:p text:style-name="P21">fin-ts</text:p>
      <text:p text:style-name="P5"/>
      <text:p text:style-name="P15">Transacción Alta en la entidad <text:span text:style-name="T35">Pedidos</text:span></text:p>
      <text:p text:style-name="P15">Inicio-ts</text:p>
      <text:list xml:id="list102015364374534" text:continue-numbering="true" text:style-name="L5">
        <text:list-item>
          <text:p text:style-name="P62">Ingresar los valores para los atributos de <text:span text:style-name="T35">Pedidos</text:span>.</text:p>
        </text:list-item>
        <text:list-item>
          <text:p text:style-name="P62">Grabar nupla en <text:span text:style-name="T35">Pedidos</text:span></text:p>
        </text:list-item>
        <text:list-item>
          <text:p text:style-name="P84">Por cada relacion R<text:span text:style-name="T17">i</text:span><text:span text:style-name="T18"> entrante /</text:span><text:span text:style-name="T19">*Suryectivas*/</text:span></text:p>
          <text:list>
            <text:list-item>
              <text:p text:style-name="P96">Generar la nupla correspondiente en Pertenece</text:p>
            </text:list-item>
            <text:list-item>
              <text:p text:style-name="P96">Generar la nupla correspondiente en Recibe</text:p>
            </text:list-item>
          </text:list>
        </text:list-item>
      </text:list>
      <text:p text:style-name="P23">fin-ts</text:p>
      <text:p text:style-name="P23"/>
      <text:p text:style-name="P28"><text:span text:style-name="T18">Generar la nupla correspondiente en </text:span><text:span text:style-name="T21">Pertenece</text:span></text:p>
      <text:p text:style-name="P15">Inicio- ts</text:p>
      <text:list xml:id="list1487173698" text:style-name="L10">
        <text:list-item>
          <text:p text:style-name="P102"><text:span text:style-name="T10">Pertenece</text:span><text:span text:style-name="T6"> es </text:span><text:span text:style-name="T9">entrante</text:span><text:span text:style-name="T6"> entonces </text:span><text:span text:style-name="T10">pe</text:span><text:span text:style-name="T6"> es </text:span><text:span text:style-name="T9">la segunda</text:span><text:span text:style-name="T6"> componente de la nupla</text:span></text:p>
        </text:list-item>
      </text:list>
      <text:list xml:id="list4223284425" text:style-name="L11">
        <text:list-item>
          <text:p text:style-name="P68">Seleccionar el elemento <text:span text:style-name="T15">p</text:span> de la entidad <text:span text:style-name="T15">Productos</text:span> según <text:span text:style-name="T35">Pertenece</text:span> <text:span text:style-name="T15">saliente</text:span>.</text:p>
        </text:list-item>
        <text:list-item>
          <text:p text:style-name="P80"><text:soft-page-break/><text:span text:style-name="T35">Pertenece</text:span> tiene <text:span text:style-name="T35">un</text:span> atributo (<text:span text:style-name="T35">CantidadPedido</text:span>) y se lo agrega a la nupla</text:p>
        </text:list-item>
        <text:list-item>
          <text:p text:style-name="P68">Grabar la nupla generada (<text:span text:style-name="T32">p</text:span>, <text:span text:style-name="T35">pe</text:span>) en <text:span text:style-name="T35">Pertenece</text:span>.</text:p>
        </text:list-item>
      </text:list>
      <text:p text:style-name="P23">Fin-ts</text:p>
      <text:p text:style-name="P4"/>
      <text:p text:style-name="P23">Seleccionar el elemento p de la entidad Productos según <text:span text:style-name="T35">Pertenece</text:span> saliente</text:p>
      <text:p text:style-name="P23">Inicio-ts</text:p>
      <text:list xml:id="list745552679" text:style-name="L12">
        <text:list-item>
          <text:p text:style-name="P69">Buscar <text:span text:style-name="T15">p</text:span> en P<text:span text:style-name="T15">roductos</text:span></text:p>
        </text:list-item>
        <text:list-item>
          <text:p text:style-name="P69">Si p no existe Alta en la entidad P<text:span text:style-name="T15">roductos</text:span></text:p>
        </text:list-item>
        <text:list-item>
          <text:p text:style-name="P69">sino /*p existe*/</text:p>
          <text:list>
            <text:list-item>
              <text:p text:style-name="P69">(<text:span text:style-name="T16">n</text:span>:<text:span text:style-name="T16">m</text:span>) <text:span text:style-name="T16">p puede estar vinculado con varios Pedidos. Por lo tanto no se necesita verificar</text:span></text:p>
            </text:list-item>
          </text:list>
        </text:list-item>
        <text:list-item>
          <text:p text:style-name="P69">Retornar <text:span text:style-name="T16">p</text:span></text:p>
        </text:list-item>
      </text:list>
      <text:p text:style-name="P23">fin-ts</text:p>
      <text:p text:style-name="P4"/>
      <text:p text:style-name="P28"><text:span text:style-name="T18">Generar la nupla correspondiente en </text:span><text:span text:style-name="T21">Recibe</text:span></text:p>
      <text:p text:style-name="P15">Inicio- ts</text:p>
      <text:list xml:id="list102015777638925" text:continue-list="list1487173698" text:style-name="L10">
        <text:list-item>
          <text:p text:style-name="P102"><text:span text:style-name="T10">Recibe</text:span><text:span text:style-name="T6"> es </text:span><text:span text:style-name="T9">entrante</text:span><text:span text:style-name="T6"> entonces </text:span><text:span text:style-name="T10">pe</text:span><text:span text:style-name="T6"> es </text:span><text:span text:style-name="T9">la segunda</text:span><text:span text:style-name="T6"> componente de la nupla</text:span></text:p>
        </text:list-item>
      </text:list>
      <text:list xml:id="list4224306261" text:style-name="L13">
        <text:list-item>
          <text:p text:style-name="P71">Seleccionar el elemento <text:span text:style-name="T35">pr</text:span> de la entidad <text:span text:style-name="T35">Proveedores</text:span> según <text:span text:style-name="T35">Recibe</text:span> <text:span text:style-name="T15">saliente</text:span></text:p>
        </text:list-item>
        <text:list-item>
          <text:p text:style-name="P71">Grabar la nupla generada (<text:span text:style-name="T32">pr</text:span>, <text:span text:style-name="T35">pe</text:span>) en <text:span text:style-name="T35">Recibe</text:span></text:p>
        </text:list-item>
      </text:list>
      <text:p text:style-name="P23">Fin-ts</text:p>
      <text:p text:style-name="P4"/>
      <text:p text:style-name="P23">Seleccionar el elemento p<text:span text:style-name="T35">r</text:span> de la entidad <text:span text:style-name="T35">Proveedores</text:span> según <text:span text:style-name="T35">Recibe</text:span> saliente</text:p>
      <text:p text:style-name="P23">Inicio-ts</text:p>
      <text:list xml:id="list4112569449" text:style-name="L14">
        <text:list-item>
          <text:p text:style-name="P72">Buscar <text:span text:style-name="T15">pr</text:span> en <text:span text:style-name="T36">Proveedores</text:span></text:p>
        </text:list-item>
        <text:list-item>
          <text:p text:style-name="P72">Si p<text:span text:style-name="T36">r</text:span> no existe Alta en la entidad <text:span text:style-name="T36">Proveedores</text:span></text:p>
        </text:list-item>
        <text:list-item>
          <text:p text:style-name="P72">sino /*p<text:span text:style-name="T36">r</text:span> existe*/</text:p>
          <text:list>
            <text:list-item>
              <text:p text:style-name="P72">(<text:span text:style-name="T16">n</text:span>:<text:span text:style-name="T16">m</text:span>) <text:span text:style-name="T16">pr puede estar vinculado con varios Pedidos. Por lo tanto no se necesita verificar</text:span></text:p>
            </text:list-item>
          </text:list>
        </text:list-item>
        <text:list-item>
          <text:p text:style-name="P72">Retornar <text:span text:style-name="T16">pr</text:span></text:p>
        </text:list-item>
      </text:list>
      <text:p text:style-name="P30">fin-ts</text:p>
      <text:p text:style-name="P6"/>
      <text:p text:style-name="P16">Transacción Alta en la entidad <text:span text:style-name="T36">Proveedores</text:span></text:p>
      <text:p text:style-name="P16">Inicio-ts</text:p>
      <text:list xml:id="list102014202447967" text:continue-list="list102015364374534" text:style-name="L5">
        <text:list-item>
          <text:p text:style-name="P63">Ingresar los valores para los atributos de <text:span text:style-name="T36">Proveedores</text:span>.</text:p>
        </text:list-item>
        <text:list-item>
          <text:p text:style-name="P63">Grabar nupla en <text:span text:style-name="T36">Proveedores</text:span></text:p>
        </text:list-item>
      </text:list>
      <text:p text:style-name="P31">fin-ts</text:p>
      <text:p text:style-name="P7"/>
      <text:p text:style-name="P17">Transacción Alta en la entidad <text:span text:style-name="T37">Remitos</text:span></text:p>
      <text:p text:style-name="P17">Inicio-ts</text:p>
      <text:list xml:id="list102015175713686" text:continue-numbering="true" text:style-name="L5">
        <text:list-item>
          <text:p text:style-name="P64">Ingresar los valores para los atributos de <text:span text:style-name="T37">Remitos</text:span>.</text:p>
        </text:list-item>
        <text:list-item>
          <text:p text:style-name="P64">Grabar nupla en <text:span text:style-name="T37">Remitos</text:span></text:p>
        </text:list-item>
        <text:list-item>
          <text:p text:style-name="P86">Por cada relacion R<text:span text:style-name="T17">i</text:span><text:span text:style-name="T18"> entrante /</text:span><text:span text:style-name="T19">*Suryectivas*/</text:span></text:p>
          <text:list>
            <text:list-item>
              <text:p text:style-name="P86"><text:soft-page-break/><text:span text:style-name="T21">Generar la nupla correspondiente en </text:span><text:span text:style-name="T23">Esta_en</text:span></text:p>
            </text:list-item>
            <text:list-item>
              <text:p text:style-name="P86"><text:span text:style-name="T21">Generar la nupla correspondiente en </text:span><text:span text:style-name="T23">Realiza</text:span></text:p>
            </text:list-item>
          </text:list>
        </text:list-item>
      </text:list>
      <text:p text:style-name="P32">fin-ts</text:p>
      <text:p text:style-name="P8"/>
      <text:p text:style-name="P35"><text:span text:style-name="T21">Generar la nupla correspondiente en </text:span><text:span text:style-name="T23">Esta_en</text:span></text:p>
      <text:p text:style-name="P17">Inicio- ts</text:p>
      <text:list xml:id="list102014484491344" text:continue-list="list102015777638925" text:style-name="L10">
        <text:list-item>
          <text:p text:style-name="P103"><text:span text:style-name="T13">Esta_en</text:span><text:span text:style-name="T6"> es </text:span><text:span text:style-name="T9">entrante</text:span><text:span text:style-name="T6"> entonces </text:span><text:span text:style-name="T12">re</text:span><text:span text:style-name="T6"> es </text:span><text:span text:style-name="T9">la segunda</text:span><text:span text:style-name="T6"> componente de la nupla</text:span></text:p>
        </text:list-item>
      </text:list>
      <text:list xml:id="list3464586590" text:style-name="L16">
        <text:list-item>
          <text:p text:style-name="P75">Seleccionar el elemento <text:span text:style-name="T15">p</text:span> de la entidad <text:span text:style-name="T15">Productos</text:span> según <text:span text:style-name="T24">Esta_en</text:span> <text:span text:style-name="T38">entrante</text:span>.</text:p>
        </text:list-item>
        <text:list-item>
          <text:p text:style-name="P81"><text:span text:style-name="T24">Esta_en</text:span> tiene <text:span text:style-name="T38">dos</text:span> atributo<text:span text:style-name="T38">s</text:span> (<text:span text:style-name="T35">CantidadEntrega y PrecioCompra</text:span>) y se lo<text:span text:style-name="T38">s</text:span> agrega a la nupla</text:p>
        </text:list-item>
        <text:list-item>
          <text:p text:style-name="P75">Grabar la nupla generada (<text:span text:style-name="T32">p</text:span>, <text:span text:style-name="T38">re</text:span>) en <text:span text:style-name="T24">Esta_en</text:span>.</text:p>
        </text:list-item>
      </text:list>
      <text:p text:style-name="P42">Fin-ts</text:p>
      <text:p text:style-name="P37"/>
      <text:p text:style-name="P33"><text:span text:style-name="T23">Seleccionar el elemento </text:span><text:span text:style-name="T18">p</text:span><text:span text:style-name="T23"> de la entidad </text:span><text:span text:style-name="T18">Productos</text:span><text:span text:style-name="T23"> según Esta_en </text:span><text:span text:style-name="T26">entrante</text:span></text:p>
      <text:p text:style-name="P25">Inicio-ts</text:p>
      <text:list xml:id="list102015136212243" text:continue-list="list745552679" text:style-name="L12">
        <text:list-item>
          <text:p text:style-name="P70">Buscar <text:span text:style-name="T15">p</text:span> en P<text:span text:style-name="T15">roductos</text:span></text:p>
        </text:list-item>
        <text:list-item>
          <text:p text:style-name="P70">Si p no existe Alta en la entidad P<text:span text:style-name="T15">roductos</text:span></text:p>
        </text:list-item>
        <text:list-item>
          <text:p text:style-name="P70">sino /*p existe*/</text:p>
          <text:list>
            <text:list-item>
              <text:p text:style-name="P70">(<text:span text:style-name="T16">n</text:span>:<text:span text:style-name="T16">m</text:span>) <text:span text:style-name="T16">p puede estar vinculado con varios Remitos. Por lo tanto no se necesita verificar</text:span></text:p>
            </text:list-item>
          </text:list>
        </text:list-item>
        <text:list-item>
          <text:p text:style-name="P70">Retornar <text:span text:style-name="T16">p</text:span></text:p>
        </text:list-item>
      </text:list>
      <text:p text:style-name="P44">fin-ts</text:p>
      <text:p text:style-name="P39"/>
      <text:p text:style-name="P36"><text:span text:style-name="T21">Generar la nupla correspondiente en </text:span><text:span text:style-name="T26">Realiza</text:span></text:p>
      <text:p text:style-name="P18">Inicio- ts</text:p>
      <text:list xml:id="list102015616101835" text:continue-list="list102014484491344" text:style-name="L10">
        <text:list-item>
          <text:p text:style-name="P103"><text:span text:style-name="T14">Realiza</text:span><text:span text:style-name="T6"> es </text:span><text:span text:style-name="T9">entrante</text:span><text:span text:style-name="T6"> entonces </text:span><text:span text:style-name="T12">re</text:span><text:span text:style-name="T6"> es </text:span><text:span text:style-name="T9">la segunda</text:span><text:span text:style-name="T6"> componente de la nupla</text:span></text:p>
        </text:list-item>
      </text:list>
      <text:list xml:id="list3411232179" text:style-name="L17">
        <text:list-item>
          <text:p text:style-name="P76">Seleccionar el elemento <text:span text:style-name="T15">pr</text:span> de la entidad <text:span text:style-name="T38">Proveedores</text:span> según <text:span text:style-name="T25">Realiza</text:span> <text:span text:style-name="T38">entrante</text:span>.</text:p>
        </text:list-item>
        <text:list-item>
          <text:p text:style-name="P77">Grabar la nupla generada (<text:span text:style-name="T32">pr</text:span>, <text:span text:style-name="T38">re</text:span>) en <text:span text:style-name="T25">Realiza</text:span>.</text:p>
        </text:list-item>
      </text:list>
      <text:p text:style-name="P43">Fin-ts</text:p>
      <text:p text:style-name="P38"/>
      <text:p text:style-name="P34"><text:span text:style-name="T23">Seleccionar el elemento </text:span><text:span text:style-name="T18">pr</text:span><text:span text:style-name="T23"> de la entidad </text:span><text:span text:style-name="T26">Proveedores</text:span><text:span text:style-name="T23"> según </text:span><text:span text:style-name="T26">Realiza</text:span><text:span text:style-name="T23"> </text:span><text:span text:style-name="T26">entrante</text:span></text:p>
      <text:p text:style-name="P26">Inicio-ts</text:p>
      <text:list xml:id="list102014240588946" text:continue-list="list4112569449" text:style-name="L14">
        <text:list-item>
          <text:p text:style-name="P73">Buscar <text:span text:style-name="T15">pr</text:span> en <text:span text:style-name="T36">Proveedores</text:span></text:p>
        </text:list-item>
        <text:list-item>
          <text:p text:style-name="P73">Si p<text:span text:style-name="T36">r</text:span> no existe Alta en la entidad <text:span text:style-name="T36">Proveedores</text:span></text:p>
        </text:list-item>
        <text:list-item>
          <text:p text:style-name="P73">sino /*p<text:span text:style-name="T36">r</text:span> existe*/</text:p>
          <text:list>
            <text:list-item>
              <text:p text:style-name="P73">(<text:span text:style-name="T39">1</text:span>:<text:span text:style-name="T39">n</text:span>) <text:span text:style-name="T16">pr puede estar vinculado con varios Remitos. Por lo tanto no se necesita verificar</text:span></text:p>
            </text:list-item>
          </text:list>
        </text:list-item>
        <text:list-item>
          <text:p text:style-name="P73">Retornar <text:span text:style-name="T16">pr</text:span></text:p>
        </text:list-item>
      </text:list>
      <text:p text:style-name="P45">fin-ts</text:p>
      <text:p text:style-name="P40"/>
      <text:p text:style-name="P45"><text:span text:style-name="T37">*Observaciones:</text:span><text:span text:style-name="T41"> </text:span><text:span text:style-name="T42">En el caso de la relación Asociado entre Remitos y Pedidos no hay totalidad por ende no se esta obligado a generar la nupla de dicha relación, pero hay que tener en cuenta que </text:span><text:soft-page-break/><text:span text:style-name="T42">en nuestro sistema sera posible indicar desde un remito a que pedido se lo asocia si dicho pedido hubiese sido previamente carg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05:28.784000000</meta:creation-date>
    <dc:date>2018-10-08T10:20:13.223000000</dc:date>
    <meta:editing-duration>PT23M35S</meta:editing-duration>
    <meta:editing-cycles>6</meta:editing-cycles>
    <meta:generator>LibreOffice/6.0.4.2$Windows_X86_64 LibreOffice_project/9b0d9b32d5dcda91d2f1a96dc04c645c450872bf</meta:generator>
    <meta:document-statistic meta:table-count="0" meta:image-count="0" meta:object-count="0" meta:page-count="6" meta:paragraph-count="174" meta:word-count="1158" meta:character-count="6676" meta:non-whitespace-character-count="5791"/>
  </office:meta>
</office:document-meta>
</file>